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a40b" officeooo:paragraph-rsid="001ca40b"/>
    </style:style>
    <style:style style:name="P2" style:family="paragraph" style:parent-style-name="Standard">
      <style:text-properties officeooo:paragraph-rsid="001ca40b"/>
    </style:style>
    <style:style style:name="P3" style:family="paragraph" style:parent-style-name="Text_20_body">
      <style:text-properties officeooo:paragraph-rsid="001ca40b"/>
    </style:style>
    <style:style style:name="T1" style:family="text">
      <style:text-properties fo:language="en" fo:country="US" officeooo:rsid="001ca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Title: </text:span>Rename Multiple Files Automatically with Python (Beginner-Friendly Tutorial) </text:p>
      <text:p text:style-name="P2"><text:span text:style-name="T1">Description: </text:span><text:span text:style-name="Strong_20_Emphasis">Learn how to automatically rename multiple files using Python!</text:span><text:line-break/>In this beginner-friendly tutorial, I walk you through creating a simple Python script that renames files in seconds. Whether you’re a total beginner or already learning Python, this is a great first automation project.</text:p>
      <text:p text:style-name="P2"/>
      <text:p text:style-name="P3">In this video you’ll learn:</text:p>
      <text:p text:style-name="P3"><text:line-break/>✔ How to work with the built-in <text:span text:style-name="Strong_20_Emphasis">os</text:span> module<text:line-break/>✔ How to read files in a folder with <text:span text:style-name="Source_20_Text">os.listdir()</text:span><text:line-break/>✔ How to rename files programmatically using <text:span text:style-name="Source_20_Text">os.rename()</text:span><text:line-break/>✔ How to use Python loops and lists to automate tasks<text:line-break/>✔ How to build your first real-world automation script</text:p>
      <text:p text:style-name="Text_20_body">This method works with:<text:line-break/>📁 Text files<text:line-break/>📁 Images (jpg, png, etc.)<text:line-break/>📁 Documents (pdf, docx)<text:line-break/>📁 Any file type you want</text:p>
      <text:p text:style-name="Text_20_body">If you want more Python automation tutorials, make sure to subscribe — this is just the beginning of AutoPyHub! 🐍⚡</text:p>
      <text:p text:style-name="P1">hashtags: #python #pythonautomation #pythonbeginner #coding #automation</text:p>
      <text:p text:style-name="Standard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19T17:10:11.484000000</dc:date>
    <meta:editing-duration>PT8M58S</meta:editing-duration>
    <meta:editing-cycles>1</meta:editing-cycles>
    <meta:document-statistic meta:table-count="0" meta:image-count="0" meta:object-count="0" meta:page-count="1" meta:paragraph-count="7" meta:word-count="152" meta:character-count="960" meta:non-whitespace-character-count="812"/>
    <meta:generator>LibreOffice/7.3.4.2$Windows_X86_64 LibreOffice_project/728fec16bd5f605073805c3c9e7c4212a0120dc5</meta:generator>
  </office:meta>
</office:document-meta>
</file>